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9.404cm"/>
    </style:style>
    <style:style style:name="gr2" style:family="graphic" style:parent-style-name="standard">
      <style:graphic-properties draw:stroke="none" draw:fill="none" fo:min-height="3.281cm" fo:min-width="14.5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8.0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1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5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5.852cm"/>
    </style:style>
    <style:style style:name="gr9" style:family="graphic" style:parent-style-name="standard">
      <style:graphic-properties fo:min-height="2.436cm" fo:min-width="8.9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6.5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10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15cm" fo:min-width="4.7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6cm" fo:min-width="4.73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text-position="0% 100%" style:font-name="Droid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04cm" svg:height="1.841cm" svg:x="14.996cm" svg:y="1.307cm">
          <draw:text-box>
            <text:p>array = linspace(start, stop, num)</text:p>
            <text:p>array = linrange(start, stop, step)</text:p>
          </draw:text-box>
        </draw:frame>
        <draw:frame draw:style-name="gr2" draw:text-style-name="P2" draw:layer="layout" svg:width="15.094cm" svg:height="6.911cm" svg:x="1.524cm" svg:y="13.716cm">
          <draw:text-box>
            <text:p>best_params = fit_leastsq(error_func, params, data)</text:p>
            <text:p>res = min_bounded(min_func, bounds, system)</text:p>
            <text:p>res = max_bounded(min_func, bounds, system)</text:p>
            <text:p/>
            <text:p>plot(x, y)</text:p>
            <text:p>plot(series)</text:p>
            <text:p>plot(frame)</text:p>
            <text:p/>
          </draw:text-box>
        </draw:frame>
        <draw:frame draw:style-name="gr3" draw:text-style-name="P1" draw:layer="layout" svg:width="9.35cm" svg:height="0.996cm" svg:x="1.397cm" svg:y="10.053cm">
          <draw:text-box>
            <text:p>run_odeint(system, slope_func)</text:p>
          </draw:text-box>
        </draw:frame>
        <draw:frame draw:style-name="gr4" draw:text-style-name="P1" draw:layer="layout" svg:width="8.524cm" svg:height="1.841cm" svg:x="7.224cm" svg:y="17.336cm">
          <draw:text-box>
            <text:p>func = interpolate(series)</text:p>
            <text:p>func = interp_inverse(series)</text:p>
          </draw:text-box>
        </draw:frame>
        <draw:frame draw:style-name="gr5" draw:text-style-name="P1" draw:layer="layout" svg:width="0.502cm" svg:height="1.195cm" svg:x="5.242cm" svg:y="9.651cm">
          <draw:text-box>
            <text:p/>
          </draw:text-box>
        </draw:frame>
        <draw:frame draw:style-name="gr5" draw:text-style-name="P1" draw:layer="layout" svg:width="0.502cm" svg:height="1.195cm" svg:x="5.191cm" svg:y="9.651cm">
          <draw:text-box>
            <text:p/>
          </draw:text-box>
        </draw:frame>
        <draw:frame draw:style-name="gr6" draw:text-style-name="P1" draw:layer="layout" svg:width="4.617cm" svg:height="0.996cm" svg:x="13.335cm" svg:y="7.239cm">
          <draw:text-box>
            <text:p>unpack(series)</text:p>
          </draw:text-box>
        </draw:frame>
        <draw:frame draw:style-name="gr7" draw:text-style-name="P1" draw:layer="layout" svg:width="9.003cm" svg:height="0.996cm" svg:x="1.397cm" svg:y="11.958cm">
          <draw:text-box>
            <text:p>soln = fsolve(func, x0, system)</text:p>
          </draw:text-box>
        </draw:frame>
        <draw:frame draw:style-name="gr8" draw:text-style-name="P1" draw:layer="layout" svg:width="6.945cm" svg:height="1.841cm" svg:x="1.335cm" svg:y="4.445cm">
          <draw:text-box>
            <text:p>series = TimeSeries()</text:p>
            <text:p>sweep = SweepSeries()</text:p>
          </draw:text-box>
        </draw:frame>
        <draw:frame draw:style-name="gr9" draw:layer="layout" svg:width="9.481cm" svg:height="2.686cm" svg:x="1.27cm" svg:y="1.27cm">
          <draw:text-box>
            <text:p text:style-name="P3"><text:span text:style-name="T1">system = System(a=1, b=2)</text:span></text:p>
            <text:p text:style-name="P3"><text:span text:style-name="T1">state = State(a=1, b=2)</text:span></text:p>
            <text:p text:style-name="P3"><text:span text:style-name="T1">condition = Condition(a=1, b=2)</text:span></text:p>
          </draw:text-box>
        </draw:frame>
        <draw:frame draw:style-name="gr10" draw:text-style-name="P1" draw:layer="layout" svg:width="13.422cm" svg:height="1.841cm" svg:x="10.287cm" svg:y="4.509cm">
          <draw:text-box>
            <text:p>frame = TimeFrame(columns=state.index)</text:p>
            <text:p>sweep = SweepFrame(columns=param_array)</text:p>
          </draw:text-box>
        </draw:frame>
        <draw:frame draw:style-name="gr11" draw:text-style-name="P1" draw:layer="layout" svg:width="10.599cm" svg:height="1.841cm" svg:x="1.27cm" svg:y="7.239cm">
          <draw:text-box>
            <text:p>system = make_system(condition)</text:p>
            <text:p>derivs = slope_func(state, t, system)</text:p>
          </draw:text-box>
        </draw:frame>
        <draw:frame draw:style-name="gr12" draw:text-style-name="P1" draw:layer="layout" svg:width="5.235cm" svg:height="11.981cm" svg:x="21.308cm" svg:y="7.45cm">
          <draw:text-box>
            <text:p>v = Vector(x, y)</text:p>
            <text:p>v = Vector(x, y, z)</text:p>
            <text:p>v.mag</text:p>
            <text:p>v.mag2</text:p>
            <text:p>v.angle</text:p>
            <text:p>v.hat()</text:p>
            <text:p>v.dot(u)</text:p>
            <text:p>v.cross(u)</text:p>
            <text:p>v.proj(u)</text:p>
            <text:p>v.comp(u)</text:p>
            <text:p>v.dist(u)</text:p>
            <text:p>v.diff_angle(u)</text:p>
            <text:p/>
            <text:p/>
          </draw:text-box>
        </draw:frame>
        <draw:frame draw:style-name="gr13" draw:text-style-name="P1" draw:layer="layout" svg:width="8.888cm" svg:height="4.376cm" svg:x="11.559cm" svg:y="9.652cm">
          <draw:text-box>
            <text:p>theta, rho = cart2pol(x, y)</text:p>
            <text:p>theta, rho, z = cart2pol(x, y, z)</text:p>
            <text:p>x, y = pol2cart(theta, rho)</text:p>
            <text:p>x, y, z = pol2cart(theta, rho, z)</text:p>
          </draw:text-box>
        </draw:frame>
        <draw:frame draw:style-name="gr4" draw:text-style-name="P5" draw:layer="layout" svg:width="9.299cm" svg:height="2.409cm" svg:x="17.638cm" svg:y="18.542cm">
          <draw:text-box>
            <text:p text:style-name="P4"><text:span text:style-name="T2">The </text:span><text:span text:style-name="T3">modsim.py</text:span><text:span text:style-name="T2"> API</text:span></text:p>
            <text:p text:style-name="P4"><text:span text:style-name="T4">tinyurl.com/modsim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66cc" style:text-outline="false" style:text-line-through-style="none" style:text-line-through-type="none" style:text-position="0% 100%" style:font-name="Droid Sans1" fo:font-family="'Droid Sans'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true" fo:min-height="0cm" fo:min-width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66cc" style:text-outline="false" style:text-line-through-style="none" style:text-line-through-type="none" style:text-position="0% 100%" style:font-name="Ubuntu Mono2" fo:font-family="'Ubuntu Mono'" style:font-pitch="fixed" fo:font-size="18pt" fo:letter-spacing="-0.053cm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0:48:20.701049615</meta:creation-date>
    <dc:date>2017-10-27T12:51:35.815398439</dc:date>
    <meta:editing-duration>P14DT21H52M53S</meta:editing-duration>
    <meta:editing-cycles>2</meta:editing-cycles>
    <meta:generator>LibreOffice/5.0.3.2$Linux_X86_64 LibreOffice_project/00m0$Build-2</meta:generator>
    <meta:print-date>2017-10-23T14:55:30.112667449</meta:print-date>
    <meta:document-statistic meta:object-count="15"/>
  </office:meta>
</office:document-meta>
</file>